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Tahoma" style:font-name-complex="Tahom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nus Quiz - Calculus</text:p>
      <text:p text:style-name="Text_20_body">If this quiz’s grade is better than your worst weekly test that still counts, this quiz will replace it (so this can only <text:span text:style-name="T2">improve</text:span> your grade). <text:s/>It is open book / open note, but you may not talk about it with with your classmates. <text:s/>Don’t use a symbolic calculator (non-symbolic okay). <text:s/><text:span text:style-name="T4">SHOW YOUR WORK.</text:span></text:p>
      <text:list xml:id="list22588124" text:style-name="L1">
        <text:list-item>
          <text:p text:style-name="P1"><text:span text:style-name="T3">Find the most likely value of</text:span><text:span text:style-name="T3"><draw:frame draw:style-name="fr1" draw:name="Object35" text:anchor-type="as-char" svg:width="0.6807in" svg:height="0.3929in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3">using successive approximation (it’s an integer). <text:s/>Reminder: Use radians!</text:span></text:p>
        </text:list-item>
        <text:list-item>
          <text:p text:style-name="P1">Given f(x)=3x<text:span text:style-name="T1">2</text:span> + 4x - 1, find the instantaneous slope at x=2</text:p>
        </text:list-item>
        <text:list-item>
          <text:p text:style-name="P1">Given f(x) = sin x, find the instantaneous slope at x = <text:span text:style-name="T5">π</text:span><text:span text:style-name="T5">/2 <text:s/>(x is in radians)</text:span></text:p>
        </text:list-item>
        <text:list-item>
          <text:p text:style-name="P1">If f(x) = 4x<text:span text:style-name="T1">5</text:span> - 3x<text:span text:style-name="T1">4</text:span> + 2x<text:span text:style-name="T1">2</text:span> + 5, what is <text:span text:style-name="T6">f ′ (</text:span>x)?</text:p>
        </text:list-item>
        <text:list-item>
          <text:p text:style-name="P1">Find <draw:frame draw:style-name="fr1" draw:name="Object36" text:anchor-type="as-char" svg:width="1.6665in" svg:height="0.3929in" draw:z-index="0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1">Find <draw:frame draw:style-name="fr1" draw:name="Object37" text:anchor-type="as-char" svg:width="1.0827in" svg:height="0.3929in" draw:z-index="1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1">Find<draw:frame draw:style-name="fr1" draw:name="Object38" text:anchor-type="as-char" svg:width="1.072in" svg:height="0.4165in" draw:z-index="2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1">Find<draw:frame draw:style-name="fr1" draw:name="Object12" text:anchor-type="as-char" svg:width="1.0102in" svg:height="0.4402in" draw:z-index="15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">Find the derivative (with respect to x) of<draw:frame draw:style-name="fr1" draw:name="Object39" text:anchor-type="as-char" svg:width="0.4839in" svg:height="0.1839in" draw:z-index="3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1">Find<draw:frame draw:style-name="fr1" draw:name="Object2" text:anchor-type="as-char" svg:width="0.7756in" svg:height="0.4319in" draw:z-index="16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">Find <draw:frame draw:style-name="fr1" draw:name="Object1" text:anchor-type="as-char" svg:width="0.7917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">Find <draw:frame draw:style-name="fr1" draw:name="Object3" text:anchor-type="as-char" svg:width="1.0492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">Find <draw:frame draw:style-name="fr1" draw:name="Object4" text:anchor-type="as-char" svg:width="1.4374in" svg:height="0.2516in" draw:z-index="7"><draw:object xlink:href="./Object 4" xlink:type="simple" xlink:show="embed" xlink:actuate="onLoad"/><draw:image xlink:href="./ObjectReplacements/Object 4" xlink:type="simple" xlink:show="embed" xlink:actuate="onLoad"/></draw:frame>; remember the “+ C”!!</text:p>
        </text:list-item>
        <text:list-item>
          <text:p text:style-name="P1">Find <draw:frame draw:style-name="fr1" draw:name="Object5" text:anchor-type="as-char" svg:width="1.1874in" svg:height="0.25in" draw:z-index="8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">Find <draw:frame draw:style-name="fr1" draw:name="Object6" text:anchor-type="as-char" svg:width="2.0165in" svg:height="0.25in" draw:z-index="9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">Find <draw:frame draw:style-name="fr1" draw:name="Object7" text:anchor-type="as-char" svg:width="0.7484in" svg:height="0.25in" draw:z-index="10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">Find <draw:frame draw:style-name="fr1" draw:name="Object8" text:anchor-type="as-char" svg:width="0.8311in" svg:height="0.3146in" draw:z-index="11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">Find <draw:frame draw:style-name="fr1" draw:name="Object9" text:anchor-type="as-char" svg:width="1.1555in" svg:height="0.3146in" draw:z-index="12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">Find <draw:frame draw:style-name="fr1" draw:name="Object10" text:anchor-type="as-char" svg:width="0.8465in" svg:height="0.3063in" draw:z-index="13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">Find <draw:frame draw:style-name="fr1" draw:name="Object11" text:anchor-type="as-char" svg:width="1.1272in" svg:height="0.3146in" draw:z-index="14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vid A. Wheeler</meta:initial-creator>
    <meta:creation-date>2007-09-03T22:43:21</meta:creation-date>
    <dc:creator>David A. Wheeler</dc:creator>
    <dc:date>2009-05-19T02:54:48.46</dc:date>
    <meta:printed-by>David A. Wheeler</meta:printed-by>
    <meta:print-date>2008-03-02T22:36:41</meta:print-date>
    <meta:editing-cycles>432</meta:editing-cycles>
    <meta:editing-duration>PT81H43M32S</meta:editing-duration>
    <meta:document-statistic meta:table-count="0" meta:image-count="0" meta:object-count="17" meta:page-count="1" meta:paragraph-count="22" meta:word-count="166" meta:character-count="8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o math:stretchy="false">(</math:mo>
        <math:mrow>
          <math:msup>
            <math:mi>cos</math:mi>
            <math:mn>2</math:mn>
          </math:msup>
          <math:mi>x</math:mi>
        </math:mrow>
        <math:mo math:stretchy="false">)</math:mo>
      </math:mrow>
    </math:mrow>
    <math:annotation math:encoding="StarMath 5.0">d over dx ( cos^2 x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n>0</math:mn>
          <math:mo math:stretchy="false">π</math:mo>
        </math:msubsup>
        <math:mrow>
          <math:msup>
            <math:mi>x</math:mi>
            <math:mn>2</math:mn>
          </math:msup>
          <math:mo math:stretchy="false">−</math:mo>
          <math:mn>1</math:mn>
        </math:mrow>
      </math:mrow>
      <math:mi math:fontstyle="italic">dx</math:mi>
    </math:mrow>
    <math:annotation math:encoding="StarMath 5.0">int sub 0 sup %pi { x^2 - 1 } dx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o math:stretchy="false">−</math:mo>
            <math:mn>2</math:mn>
          </math:mrow>
          <math:mn>2</math:mn>
        </math:msubsup>
        <math:mrow>
          <math:mrow>
            <math:msup>
              <math:mi>x</math:mi>
              <math:mn>2</math:mn>
            </math:msup>
            <math:mo math:stretchy="false">+</math:mo>
            <math:mi>x</math:mi>
          </math:mrow>
          <math:mo math:stretchy="false">+</math:mo>
          <math:mn>1</math:mn>
        </math:mrow>
      </math:mrow>
      <math:mi math:fontstyle="italic">dx</math:mi>
    </math:mrow>
    <math:annotation math:encoding="StarMath 5.0">int sub {-2} sup 2 { x^2 + x + 1 } dx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x</math:mi>
          <math:mo math:stretchy="false">→</math:mo>
          <math:mn>0</math:mn>
        </math:mrow>
      </math:munder>
      <math:mfrac>
        <math:mrow>
          <math:mi>sin</math:mi>
          <math:mi>x</math:mi>
        </math:mrow>
        <math:mi>x</math:mi>
      </math:mfrac>
    </math:mrow>
    <math:annotation math:encoding="StarMath 5.0">lim from {x toward 0} {{sin x} over x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frac>
        <math:mrow>
          <math:msup>
            <math:mi>x</math:mi>
            <math:mn>2</math:mn>
          </math:msup>
          <math:mo math:stretchy="false">+</math:mo>
          <math:mn>3</math:mn>
        </math:mrow>
        <math:mrow>
          <math:mrow>
            <math:msup>
              <math:mi>x</math:mi>
              <math:mn>2</math:mn>
            </math:msup>
            <math:mo math:stretchy="false">+</math:mo>
            <math:mn>3x</math:mn>
          </math:mrow>
          <math:mo math:stretchy="false">+</math:mo>
          <math:mn>4</math:mn>
        </math:mrow>
      </math:mfrac>
    </math:mrow>
    <math:annotation math:encoding="StarMath 5.0">d over dx { { x^2 + 3 } over {x^2 + 3x + 4}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fenced math:open="" math:close="">
        <math:mfrac>
          <math:mrow>
            <math:mi>cos</math:mi>
            <math:mi>x</math:mi>
          </math:mrow>
          <math:mi>x</math:mi>
        </math:mfrac>
      </math:mfenced>
    </math:mrow>
    <math:annotation math:encoding="StarMath 5.0">{d over dx} left ( { cos x } over x right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fenced math:open="" math:close="">
        <math:mrow>
          <math:mrow>
            <math:msup>
              <math:mn>3x</math:mn>
              <math:mn>4</math:mn>
            </math:msup>
            <math:mo math:stretchy="false">+</math:mo>
            <math:mi>sin</math:mi>
          </math:mrow>
          <math:mi>x</math:mi>
        </math:mrow>
      </math:mfenced>
    </math:mrow>
    <math:annotation math:encoding="StarMath 5.0">{d over dx } left ( 3x^4 + sin x right 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o math:stretchy="false">(</math:mo>
        <math:mrow>
          <math:mn>5</math:mn>
          <math:mrow>
            <math:msup>
              <math:mi>x</math:mi>
              <math:mn>3</math:mn>
            </math:msup>
            <math:mo math:stretchy="false">+</math:mo>
            <math:mn>2</math:mn>
          </math:mrow>
          <math:mrow>
            <math:msup>
              <math:mi>x</math:mi>
              <math:mn>2</math:mn>
            </math:msup>
            <math:mo math:stretchy="false">+</math:mo>
            <math:mn>12</math:mn>
          </math:mrow>
          <math:mrow>
            <math:mi>x</math:mi>
            <math:mo math:stretchy="false">+</math:mo>
            <math:mn>7</math:mn>
          </math:mrow>
        </math:mrow>
        <math:mo math:stretchy="false">)</math:mo>
      </math:mrow>
    </math:mrow>
    <math:annotation math:encoding="StarMath 5.0">d over dx  ( 5 x^3 + 2 x^2 + 12 x + 7 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o math:stretchy="false">(</math:mo>
        <math:mrow>
          <math:mn>2</math:mn>
          <math:mrow>
            <math:msup>
              <math:mi>x</math:mi>
              <math:mn>80</math:mn>
            </math:msup>
            <math:mo math:stretchy="false">+</math:mo>
            <math:mn>2</math:mn>
          </math:mrow>
          <math:msup>
            <math:mi>x</math:mi>
            <math:mn>3</math:mn>
          </math:msup>
        </math:mrow>
        <math:mo math:stretchy="false">)</math:mo>
      </math:mrow>
    </math:mrow>
    <math:annotation math:encoding="StarMath 5.0">d over dx ( 2 x^80 + 2 x^3 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frac>
        <math:mrow>
          <math:mn>3</math:mn>
          <math:mrow>
            <math:mrow>
              <math:msup>
                <math:mi>x</math:mi>
                <math:mn>3</math:mn>
              </math:msup>
              <math:mo math:stretchy="false">+</math:mo>
              <math:msup>
                <math:mi>x</math:mi>
                <math:mn>2</math:mn>
              </math:msup>
            </math:mrow>
            <math:mo math:stretchy="false">+</math:mo>
            <math:mn>5</math:mn>
          </math:mrow>
        </math:mrow>
        <math:mrow>
          <math:mi>x</math:mi>
          <math:mo math:stretchy="false">−</math:mo>
          <math:mn>2</math:mn>
        </math:mrow>
      </math:mfrac>
    </math:mrow>
    <math:annotation math:encoding="StarMath 5.0">d over dx { { 3 x^3 + x^2 + 5 } over {x - 2}}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x</math:mi>
      <math:mi>sin</math:mi>
      <math:mi>x</math:mi>
    </math:mrow>
    <math:annotation math:encoding="StarMath 5.0">x sin 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enced math:open="" math:close="">
          <math:mrow>
            <math:mn>16</math:mn>
            <math:mrow>
              <math:msup>
                <math:mi>x</math:mi>
                <math:mn>3</math:mn>
              </math:msup>
              <math:mo math:stretchy="false">+</math:mo>
              <math:mn>9</math:mn>
            </math:mrow>
            <math:mrow>
              <math:msup>
                <math:mi>x</math:mi>
                <math:mn>2</math:mn>
              </math:msup>
              <math:mo math:stretchy="false">−</math:mo>
              <math:mn>4</math:mn>
            </math:mrow>
          </math:mrow>
        </math:mfenced>
      </math:mrow>
      <math:mi math:fontstyle="italic">dx</math:mi>
    </math:mrow>
    <math:annotation math:encoding="StarMath 5.0">int left ( 16 x^3 + 9 x^2 - 4 right ) d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n>12</math:mn>
      </math:mrow>
      <math:mrow>
        <math:mrow>
          <math:msup>
            <math:mi>x</math:mi>
            <math:mn>2</math:mn>
          </math:msup>
          <math:mo math:stretchy="false">−</math:mo>
          <math:mi>x</math:mi>
        </math:mrow>
        <math:mo math:stretchy="false">+</math:mo>
        <math:mn>8</math:mn>
      </math:mrow>
      <math:mi math:fontstyle="italic">dx</math:mi>
    </math:mrow>
    <math:annotation math:encoding="StarMath 5.0">int 12 x^2 - x + 8 dx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∫</math:mo>
          <math:msup>
            <math:mi>x</math:mi>
            <math:mn>99</math:mn>
          </math:msup>
        </math:mrow>
        <math:mo math:stretchy="false">−</math:mo>
        <math:mn>6</math:mn>
      </math:mrow>
      <math:mrow>
        <math:msup>
          <math:mi>x</math:mi>
          <math:mn>5</math:mn>
        </math:msup>
        <math:mo math:stretchy="false">+</math:mo>
        <math:mn>24</math:mn>
      </math:mrow>
      <math:mrow>
        <math:msup>
          <math:mi>x</math:mi>
          <math:mn>4</math:mn>
        </math:msup>
        <math:mo math:stretchy="false">+</math:mo>
        <math:mn>3</math:mn>
      </math:mrow>
      <math:mrow>
        <math:mi>x</math:mi>
        <math:mo math:stretchy="false">+</math:mo>
        <math:mn>6</math:mn>
      </math:mrow>
      <math:mi math:fontstyle="italic">dx</math:mi>
    </math:mrow>
    <math:annotation math:encoding="StarMath 5.0">int x^99 - 6 x^5  + 24 x^4 + 3 x + 6 d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n>3</math:mn>
      </math:mrow>
      <math:mrow>
        <math:msup>
          <math:mi>x</math:mi>
          <math:mn>11</math:mn>
        </math:msup>
        <math:mo math:stretchy="false">−</math:mo>
        <math:mn>5</math:mn>
      </math:mrow>
    </math:mrow>
    <math:annotation math:encoding="StarMath 5.0">int 3 x^11 - 5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o math:stretchy="false">∫</math:mo>
            <math:mn>1</math:mn>
            <math:mn>4</math:mn>
          </math:msubsup>
          <math:msup>
            <math:mi>x</math:mi>
            <math:mn>3</math:mn>
          </math:msup>
        </math:mrow>
        <math:mo math:stretchy="false">+</math:mo>
        <math:mn>2</math:mn>
      </math:mrow>
      <math:mi math:fontstyle="italic">dx</math:mi>
    </math:mrow>
    <math:annotation math:encoding="StarMath 5.0">int sub 1 sup 4 x^3 + 2 d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o math:stretchy="false">∫</math:mo>
            <math:mn>2</math:mn>
            <math:mn>5</math:mn>
          </math:msubsup>
          <math:msup>
            <math:mi>x</math:mi>
            <math:mn>2</math:mn>
          </math:msup>
        </math:mrow>
        <math:mo math:stretchy="false">+</math:mo>
        <math:mn>3</math:mn>
      </math:mrow>
      <math:mrow>
        <math:mi>x</math:mi>
        <math:mo math:stretchy="false">−</math:mo>
        <math:mn>2</math:mn>
      </math:mrow>
      <math:mi math:fontstyle="italic">dx</math:mi>
    </math:mrow>
    <math:annotation math:encoding="StarMath 5.0">int sub 2 sup 5 x^2 + 3 x - 2 dx</math:annotation>
  </math:semantics>
</math:math>
</file>